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>
      <style:text-properties officeooo:rsid="00202537" officeooo:paragraph-rsid="00202537"/>
    </style:style>
    <style:style style:name="P18" style:family="paragraph" style:parent-style-name="Standard">
      <style:text-properties officeooo:rsid="0014986b" officeooo:paragraph-rsid="0014986b"/>
    </style:style>
    <style:style style:name="P19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0" style:family="paragraph" style:parent-style-name="Standard">
      <style:text-properties officeooo:rsid="0015fb39" officeooo:paragraph-rsid="0015fb39"/>
    </style:style>
    <style:style style:name="P21" style:family="paragraph" style:parent-style-name="Standard">
      <style:text-properties officeooo:rsid="0015fb39" officeooo:paragraph-rsid="002504f8"/>
    </style:style>
    <style:style style:name="P22" style:family="paragraph" style:parent-style-name="Standard">
      <style:text-properties officeooo:rsid="0022e74e" officeooo:paragraph-rsid="002504f8"/>
    </style:style>
    <style:style style:name="P23" style:family="paragraph" style:parent-style-name="Standard">
      <style:text-properties officeooo:rsid="002504f8" officeooo:paragraph-rsid="002504f8"/>
    </style:style>
    <style:style style:name="P24" style:family="paragraph" style:parent-style-name="Standard">
      <style:text-properties fo:font-weight="bold" officeooo:rsid="00282fe9" officeooo:paragraph-rsid="00282fe9" style:font-weight-asian="bold" style:font-weight-complex="bold"/>
    </style:style>
    <style:style style:name="P25" style:family="paragraph" style:parent-style-name="Standard">
      <style:text-properties fo:font-weight="bold" officeooo:rsid="0026d512" officeooo:paragraph-rsid="0026d512" style:font-weight-asian="bold" style:font-weight-complex="bold"/>
    </style:style>
    <style:style style:name="P26" style:family="paragraph" style:parent-style-name="Standard">
      <style:text-properties fo:font-weight="bold" officeooo:rsid="002dac66" officeooo:paragraph-rsid="002dac66" style:font-weight-asian="bold" style:font-weight-complex="bold"/>
    </style:style>
    <style:style style:name="P27" style:family="paragraph" style:parent-style-name="Standard">
      <style:text-properties officeooo:rsid="00217bc4" officeooo:paragraph-rsid="00217bc4"/>
    </style:style>
    <style:style style:name="P28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29" style:family="paragraph" style:parent-style-name="Standard" style:list-style-name="L5">
      <style:text-properties fo:font-weight="bold" officeooo:rsid="00217bc4" officeooo:paragraph-rsid="002f247e" style:font-weight-asian="bold" style:font-weight-complex="bold"/>
    </style:style>
    <style:style style:name="P30" style:family="paragraph" style:parent-style-name="Standard">
      <style:text-properties fo:font-weight="bold" officeooo:rsid="00217bc4" officeooo:paragraph-rsid="002f247e" style:font-weight-asian="bold" style:font-weight-complex="bold"/>
    </style:style>
    <style:style style:name="P31" style:family="paragraph" style:parent-style-name="Standard">
      <style:text-properties fo:font-weight="bold" officeooo:rsid="00311a17" officeooo:paragraph-rsid="00311a17" style:font-weight-asian="bold" style:font-weight-complex="bold"/>
    </style:style>
    <style:style style:name="P32" style:family="paragraph" style:parent-style-name="Standard">
      <style:text-properties fo:font-weight="normal" officeooo:rsid="00311a17" officeooo:paragraph-rsid="00311a17" style:font-weight-asian="normal" style:font-weight-complex="normal"/>
    </style:style>
    <style:style style:name="P33" style:family="paragraph" style:parent-style-name="Standard">
      <style:text-properties officeooo:rsid="002a6e22" officeooo:paragraph-rsid="002a6e22"/>
    </style:style>
    <style:style style:name="P34" style:family="paragraph" style:parent-style-name="Standard">
      <style:text-properties officeooo:paragraph-rsid="002a6e22"/>
    </style:style>
    <style:style style:name="P35" style:family="paragraph" style:parent-style-name="Standard">
      <style:text-properties officeooo:rsid="002bcaad" officeooo:paragraph-rsid="002bcaad"/>
    </style:style>
    <style:style style:name="P36" style:family="paragraph" style:parent-style-name="Standard">
      <style:text-properties fo:font-weight="bold" officeooo:rsid="002bcaad" officeooo:paragraph-rsid="002bcaad" style:font-weight-asian="bold" style:font-weight-complex="bold"/>
    </style:style>
    <style:style style:name="P37" style:family="paragraph" style:parent-style-name="Standard">
      <style:text-properties fo:font-weight="normal" officeooo:rsid="002bcaad" officeooo:paragraph-rsid="002bcaad" style:font-weight-asian="normal" style:font-weight-complex="normal"/>
    </style:style>
    <style:style style:name="P38" style:family="paragraph" style:parent-style-name="Standard">
      <style:text-properties officeooo:rsid="0015fb39" officeooo:paragraph-rsid="002bcaad"/>
    </style:style>
    <style:style style:name="P39" style:family="paragraph" style:parent-style-name="Standard">
      <style:text-properties fo:font-weight="bold" officeooo:rsid="0014bb71" style:font-weight-asian="bold" style:font-weight-complex="bold"/>
    </style:style>
    <style:style style:name="P40" style:family="paragraph" style:parent-style-name="Standard">
      <style:text-properties officeooo:rsid="00112fcd" officeooo:paragraph-rsid="0036a8e7"/>
    </style:style>
    <style:style style:name="P41" style:family="paragraph" style:parent-style-name="Standard" style:list-style-name="L1">
      <style:text-properties fo:font-weight="bold" officeooo:rsid="00112fcd" officeooo:paragraph-rsid="0036a8e7" style:font-weight-asian="bold" style:font-weight-complex="bold"/>
    </style:style>
    <style:style style:name="P42" style:family="paragraph" style:parent-style-name="Standard" style:list-style-name="L1">
      <style:text-properties fo:font-weight="bold" officeooo:paragraph-rsid="0036a8e7" style:font-weight-asian="bold" style:font-weight-complex="bold"/>
    </style:style>
    <style:style style:name="P43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44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P45" style:family="paragraph" style:parent-style-name="Standard">
      <style:text-properties fo:font-weight="normal" officeooo:rsid="0032a4a0" officeooo:paragraph-rsid="0032a4a0" style:font-weight-asian="normal" style:font-weight-complex="normal"/>
    </style:style>
    <style:style style:name="P46" style:family="paragraph" style:parent-style-name="Standard">
      <style:text-properties fo:font-weight="normal" officeooo:rsid="00183002" officeooo:paragraph-rsid="003448d9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officeooo:rsid="001c87c2"/>
    </style:style>
    <style:style style:name="T16" style:family="text">
      <style:text-properties officeooo:rsid="0015fb39"/>
    </style:style>
    <style:style style:name="T17" style:family="text">
      <style:text-properties officeooo:rsid="00247b37"/>
    </style:style>
    <style:style style:name="T18" style:family="text">
      <style:text-properties fo:font-weight="bold" officeooo:rsid="0014986b" style:font-weight-asian="bold" style:font-weight-complex="bold"/>
    </style:style>
    <style:style style:name="T19" style:family="text">
      <style:text-properties officeooo:rsid="00282fe9"/>
    </style:style>
    <style:style style:name="T20" style:family="text">
      <style:text-properties officeooo:rsid="002f247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d625e"/>
    </style:style>
    <style:style style:name="T23" style:family="text">
      <style:text-properties officeooo:rsid="002a6e22"/>
    </style:style>
    <style:style style:name="T24" style:family="text">
      <style:text-properties officeooo:rsid="00311a17"/>
    </style:style>
    <style:style style:name="T25" style:family="text">
      <style:text-properties fo:font-weight="bold" officeooo:rsid="0014bb71" style:font-weight-asian="bold" style:font-weight-complex="bold"/>
    </style:style>
    <style:style style:name="T26" style:family="text">
      <style:text-properties officeooo:rsid="0023b459"/>
    </style:style>
    <style:style style:name="T27" style:family="text">
      <style:text-properties officeooo:rsid="00351498"/>
    </style:style>
    <style:style style:name="T28" style:family="text">
      <style:text-properties officeooo:rsid="003448d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xml:id="list354983415"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><text:s/></text:p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</text:p>
        </text:list-item>
        <text:list-item>
          <text:p text:style-name="P16">Target client </text:p>
        </text:list-item>
        <text:list-item>
          <text:p text:style-name="P16">Permissions assigned </text:p>
        </text:list-item>
      </text:list>
      <text:p text:style-name="P17"/>
      <text:p text:style-name="P18"><text:span text:style-name="T15">4. </text:span>Create directories specified in the previous step: </text:p>
      <text:p text:style-name="P18"/>
      <text:list text:style-name="L4">
        <text:list-item>
          <text:p text:style-name="P19">mkdir -pv <text:s/>/ <text:span text:style-name="T16">shared_directory_name</text:span></text:p>
        </text:list-item>
      </text:list>
      <text:p text:style-name="Standard"><text:s/></text:p>
      <text:p text:style-name="P20"><text:span text:style-name="T15">5. </text:span>Add files to be shared:</text:p>
      <text:p text:style-name="P21"><text:tab/><text:span text:style-name="T17">cd </text:span><text:span text:style-name="T18"><text:s/>/ </text:span><text:span text:style-name="T11">shared_directory_name</text:span></text:p>
      <text:p text:style-name="P21"><text:span text:style-name="T11"><text:tab/></text:span>cp <text:s/>~/Documents /shared_directory_name -r <text:s text:c="2"/></text:p>
      <text:p text:style-name="P22"/>
      <text:p text:style-name="P23">6. <text:span text:style-name="T19">Check and </text:span>Set correct Selinux Context</text:p>
      <text:p text:style-name="P24"><text:tab/>ls -z /shared</text:p>
      <text:p text:style-name="P23"><text:soft-page-break/>Assign the public_contect_t or nfs_t type (commonly used for NFS exports)</text:p>
      <text:p text:style-name="P23"/>
      <text:p text:style-name="P25">semanage fcontext -a -t nfs_t “/shared()”</text:p>
      <text:p text:style-name="P26">restorecon -Rv /shared </text:p>
      <text:p text:style-name="P23"/>
      <text:p text:style-name="P22"/>
      <text:p text:style-name="P27">6. Re-initilaize the nfs services</text:p>
      <text:list text:style-name="L5">
        <text:list-item>
          <text:p text:style-name="P28">exportfs -r </text:p>
        </text:list-item>
        <text:list-item>
          <text:p text:style-name="P29">exportfs -<text:span text:style-name="T20">v</text:span></text:p>
        </text:list-item>
      </text:list>
      <text:p text:style-name="P30"/>
      <text:p text:style-name="P31">7. <text:span text:style-name="T21">Show the mounted directories</text:span></text:p>
      <text:p text:style-name="P32"/>
      <text:p text:style-name="P32">showmount -e </text:p>
      <text:p text:style-name="P33"/>
      <text:p text:style-name="P34"><text:span text:style-name="T22">6. </text:span><text:span text:style-name="T16">Allow firewall rules, </text:span>NFS-related services <text:span text:style-name="T23">and reload firewall </text:span><text:span text:style-name="T16">: </text:span></text:p>
      <text:p text:style-name="P20"/>
      <text:p text:style-name="P20">firewall-cmd --permanent --add-service=nfs</text:p>
      <text:p text:style-name="P20">firewall-cmd –reload</text:p>
      <text:p text:style-name="P20"/>
      <text:p text:style-name="P35"><text:span text:style-name="T24">7. </text:span>verify <text:span text:style-name="T24">the firewall rules are updared: </text:span></text:p>
      <text:p text:style-name="P35"/>
      <text:p text:style-name="P36">firewall-cmd –list-all</text:p>
      <text:p text:style-name="P36"/>
      <text:p text:style-name="P37">You should see the following: </text:p>
      <text:p text:style-name="P37"/>
      <text:p text:style-name="P37"/>
      <text:p text:style-name="P37"/>
      <text:p text:style-name="P38"/>
      <text:p text:style-name="Standard"><text:s text:c="2"/><text:span text:style-name="T11">BASIC INSTALLATION S</text:span><text:span text:style-name="T25">ETUP CLIENT SIDE</text:span></text:p>
      <text:p text:style-name="P39"/>
      <text:p text:style-name="P40"><text:span text:style-name="T5">1. </text:span>Update computer packages List <text:s/><text:span text:style-name="T6">and Install the nfs package</text:span>:</text:p>
      <text:p text:style-name="P40"/>
      <text:list text:continue-list="list354983415" text:style-name="L1">
        <text:list-item>
          <text:p text:style-name="P41">dnf update -<text:span text:style-name="T6">y </text:span><text:s/></text:p>
        </text:list-item>
        <text:list-item>
          <text:p text:style-name="P42">dnf install nfs-utils -y</text:p>
        </text:list-item>
      </text:list>
      <text:p text:style-name="P43"/>
      <text:p text:style-name="P43">2. Create a mount point for a shared directory</text:p>
      <text:p text:style-name="P43"><text:s/></text:p>
      <text:p text:style-name="P43">mkdir -pv <text:s/>/mnt/<text:span text:style-name="T26">remote</text:span>_<text:span text:style-name="T26">share</text:span> </text:p>
      <text:p text:style-name="P43"/>
      <text:p text:style-name="P43">3. Mount the shared_directory using fstab file:</text:p>
      <text:p text:style-name="P43"/>
      <text:p text:style-name="P43"><text:tab/>vim /etc/fstab </text:p>
      <text:p text:style-name="P43"/>
      <text:p text:style-name="P43"/>
      <text:p text:style-name="P43">4. start the nfs service</text:p>
      <text:p text:style-name="P43"><text:tab/><text:span text:style-name="T27">systemctl start nfs-utils.service</text:span></text:p>
      <text:p text:style-name="P44"/>
      <text:p text:style-name="P45">5. Mount it persistently:</text:p>
      <text:p text:style-name="P45"/>
      <text:p text:style-name="P45"><text:soft-page-break/>mount -av </text:p>
      <text:p text:style-name="P46">Confirm if the shared_directory is mounted. </text:p>
      <text:p text:style-name="P44"/>
      <text:p text:style-name="P44"><text:span text:style-name="T28">Ls </text:span>/mnt/directoty_name</text:p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6T12:10:34.312767367</dc:date>
    <meta:editing-duration>PT2H7M44S</meta:editing-duration>
    <meta:editing-cycles>36</meta:editing-cycles>
    <meta:generator>LibreOffice/25.8.1.1$Linux_X86_64 LibreOffice_project/54047653041915e595ad4e45cccea684809c77b5</meta:generator>
    <meta:document-statistic meta:table-count="0" meta:image-count="0" meta:object-count="0" meta:page-count="3" meta:paragraph-count="64" meta:word-count="301" meta:character-count="2005" meta:non-whitespace-character-count="1733"/>
  </office:meta>
</office:document-meta>
</file>